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CA" fo:font-weight="bold" style:font-size-asian="10.5pt" style:font-weight-asian="bold" style:font-weight-complex="bold"/>
    </style:style>
    <style:style style:name="P2" style:family="paragraph" style:parent-style-name="Standard">
      <style:paragraph-properties fo:break-before="page"/>
      <style:text-properties fo:language="en" fo:country="CA" style:font-size-asian="10.5pt"/>
    </style:style>
    <style:style style:name="P3" style:family="paragraph" style:parent-style-name="Standard">
      <style:text-properties fo:language="en" fo:country="CA" style:font-size-asian="10.5pt"/>
    </style:style>
    <style:style style:name="P4" style:family="paragraph" style:parent-style-name="Standard" style:list-style-name="L1">
      <style:text-properties fo:language="en" fo:country="CA" style:font-size-asian="10.5pt"/>
    </style:style>
    <style:style style:name="P5" style:family="paragraph" style:parent-style-name="Standard" style:list-style-name="L2">
      <style:text-properties fo:language="en" fo:country="CA" style:font-size-asian="10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Osgood</text:p>
      <text:p text:style-name="P1">CMPUT 466</text:p>
      <text:p text:style-name="P1">Assignment 3</text:p>
      <text:p text:style-name="P1"/>
      <text:p text:style-name="P1">Language used: Octave</text:p>
      <text:p text:style-name="P2">Plan:</text:p>
      <text:list xml:id="list1234329977" text:style-name="L1">
        <text:list-item>
          <text:p text:style-name="P4">dual or not? - Of course – since acutally solved this way: Dual Multiclass SVM</text:p>
        </text:list-item>
        <text:list-item>
          <text:p text:style-name="P4">Kernel or not?</text:p>
        </text:list-item>
        <text:list-item>
          <text:p text:style-name="P4">Random or max index selection?</text:p>
        </text:list-item>
        <text:list-item>
          <text:p text:style-name="P4">Cv10 or not?</text:p>
          <text:p text:style-name="P4"/>
        </text:list-item>
      </text:list>
      <text:list xml:id="list1180561743" text:style-name="L2">
        <text:list-item>
          <text:p text:style-name="P5">implement multivariable learner with max selection of indices – check time and correctness.</text:p>
        </text:list-item>
        <text:list-item>
          <text:p text:style-name="P5">above with kernels.</text:p>
        </text:list-item>
        <text:list-item>
          <text:p text:style-name="P5">implement multivariable learner with random selection of indices – check time and correctness.</text:p>
        </text:list-item>
        <text:list-item>
          <text:p text:style-name="P5">above with kernels.</text:p>
        </text:list-item>
        <text:list-item>
          <text:p text:style-name="P5">implement CV10</text:p>
        </text:list-item>
        <text:list-item>
          <text:p text:style-name="P5">max with CV10 – check time and correctness.</text:p>
        </text:list-item>
        <text:list-item>
          <text:p text:style-name="P5">rand with CV10 – check time and correctness.</text:p>
        </text:list-item>
        <text:list-item>
          <text:p text:style-name="P5">want learner that gets best correctness in less than 15 (12 for safety) minutes.</text:p>
        </text:list-item>
      </text:list>
      <text:p text:style-name="P3"/>
      <text:p text:style-name="P3">The learner method implemeted was the fast scalar vector machine algorithm provided by Dr. Schurmanns. Because this problem is an instance of multiclass classification, I decided it would be best to use a method for solving such problems. In addition, since time efficiency is important for this problem, the fast algorithm should be used rather than a more precise, but more time consuming, algorithm that may not even finish within the specified time parameters. Running the faster algorithm would also give time to use complexity control methods.</text:p>
      <text:p text:style-name="P3"/>
      <text:p text:style-name="P3">Various values for beta: ... (complexity control)</text:p>
      <text:p text:style-name="P3"/>
      <text:p text:style-name="P3">Try various kernel transformations: (gaussian – need to choose a nice sigma; polynomial – need to choose a power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Osgood</meta:initial-creator>
    <meta:creation-date>2012-09-26T19:39:23</meta:creation-date>
    <dc:date>2012-11-13T23:03:08</dc:date>
    <meta:editing-duration>PT11H20M21S</meta:editing-duration>
    <meta:editing-cycles>32</meta:editing-cycles>
    <meta:generator>LibreOffice/3.5$Linux_x86 LibreOffice_project/350m1$Build-2</meta:generator>
    <meta:document-statistic meta:table-count="0" meta:image-count="0" meta:object-count="0" meta:page-count="2" meta:paragraph-count="20" meta:word-count="225" meta:character-count="1321" meta:non-whitespace-character-count="1128"/>
  </office:meta>
</office:document-meta>
</file>